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18/07/20</text:date>, <text:time>23:54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20T23:54:43</dc:date>
    <dc:creator>鈴木 豊樹</dc:creator>
    <meta:editing-duration>PT2H17M39S</meta:editing-duration>
    <meta:editing-cycles>19</meta:editing-cycles>
    <meta:generator>OpenOffice/4.1.5$Unix OpenOffice.org_project/415m1$Build-9789</meta:generator>
    <meta:document-statistic meta:table-count="16" meta:cell-count="1072" meta:object-count="0"/>
  </office:meta>
</office:document-meta>
</file>